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Itálica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shadow="none"/>
      <style:text-properties officeooo:rsid="001fcf2b" officeooo:paragraph-rsid="001fcf2b"/>
    </style:style>
    <style:style style:name="P2" style:family="paragraph" style:parent-style-name="Text_20_body">
      <style:paragraph-properties style:shadow="none"/>
      <style:text-properties fo:color="#666666" loext:opacity="100%" fo:font-weight="bold" officeooo:rsid="001fcf2b" officeooo:paragraph-rsid="001fcf2b"/>
    </style:style>
    <style:style style:name="P3" style:family="paragraph" style:parent-style-name="Text_20_body">
      <style:paragraph-properties style:shadow="none"/>
      <style:text-properties officeooo:paragraph-rsid="001fcf2b"/>
    </style:style>
    <style:style style:name="P4" style:family="paragraph" style:parent-style-name="Heading_20_1">
      <style:paragraph-properties style:shadow="none"/>
      <style:text-properties officeooo:rsid="001fcf2b" officeooo:paragraph-rsid="001fcf2b"/>
    </style:style>
    <style:style style:name="P5" style:family="paragraph" style:parent-style-name="Heading_20_3">
      <style:paragraph-properties fo:text-align="center" style:justify-single-word="false" fo:break-before="column" fo:padding="0.051cm" fo:border-left="none" fo:border-right="none" fo:border-top="0.06pt solid #000000" fo:border-bottom="0.06pt solid #000000" style:shadow="none"/>
    </style:style>
    <style:style style:name="P6" style:family="paragraph" style:parent-style-name="Heading_20_3">
      <style:paragraph-properties fo:text-align="center" style:justify-single-word="false" fo:padding="0.051cm" fo:border-left="none" fo:border-right="none" fo:border-top="0.06pt solid #000000" fo:border-bottom="0.06pt solid #000000" style:shadow="none"/>
    </style:style>
    <style:style style:name="P7" style:family="paragraph" style:parent-style-name="Heading_20_3">
      <style:paragraph-properties fo:text-align="center" style:justify-single-word="false" fo:padding="0.051cm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8" style:family="paragraph" style:parent-style-name="Text_20_body" style:list-style-name="List_20_1">
      <style:text-properties officeooo:paragraph-rsid="001fcf2b"/>
    </style:style>
    <style:style style:name="P9" style:family="paragraph" style:parent-style-name="Text_20_body" style:list-style-name="List_20_1">
      <style:paragraph-properties style:shadow="none"/>
      <style:text-properties officeooo:paragraph-rsid="0017273a"/>
    </style:style>
    <style:style style:name="P10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11" style:family="paragraph" style:parent-style-name="Text_20_body" style:list-style-name="List_20_1">
      <style:paragraph-properties fo:text-align="start" style:justify-single-word="false" style:shadow="none"/>
      <style:text-properties officeooo:rsid="001fcf2b" officeooo:paragraph-rsid="001fcf2b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normal" officeooo:rsid="0013f2a7" officeooo:paragraph-rsid="00157aba"/>
    </style:style>
    <style:style style:name="P13" style:family="paragraph" style:parent-style-name="Text_20_body" style:list-style-name="List_20_1">
      <style:paragraph-properties fo:text-align="start" style:justify-single-word="false" style:shadow="none"/>
      <style:text-properties officeooo:paragraph-rsid="0017273a"/>
    </style:style>
    <style:style style:name="P14" style:family="paragraph" style:parent-style-name="Text_20_body" style:list-style-name="L1">
      <style:paragraph-properties fo:margin-top="0cm" fo:margin-bottom="0cm" style:contextual-spacing="false" fo:text-align="start" style:justify-single-word="false" fo:padding="0.049cm" fo:border="0.06pt solid #d9d9e3"/>
    </style:style>
    <style:style style:name="P15" style:family="paragraph" style:parent-style-name="Text_20_body" style:list-style-name="L1">
      <style:paragraph-properties fo:text-align="start" style:justify-single-word="false" fo:padding="0.049cm" fo:border="0.06pt solid #d9d9e3"/>
    </style:style>
    <style:style style:name="P16" style:family="paragraph" style:parent-style-name="Text_20_body">
      <style:paragraph-properties style:shadow="none"/>
      <style:text-properties officeooo:paragraph-rsid="001fcf2b"/>
    </style:style>
    <style:style style:name="P17" style:family="paragraph">
      <loext:graphic-properties draw:fill="none" draw:fill-color="#ffffff"/>
    </style:style>
    <style:style style:name="T1" style:family="text">
      <style:text-properties fo:font-weight="normal" officeooo:rsid="0017273a"/>
    </style:style>
    <style:style style:name="T2" style:family="text">
      <style:text-properties fo:font-weight="normal" officeooo:rsid="00157aba"/>
    </style:style>
    <style:style style:name="T3" style:family="text">
      <style:text-properties fo:font-weight="normal" officeooo:rsid="001fcf2b"/>
    </style:style>
    <style:style style:name="T4" style:family="text">
      <style:text-properties officeooo:rsid="001fcf2b"/>
    </style:style>
    <style:style style:name="T5" style:family="text">
      <style:text-properties fo:font-size="13pt" style:text-underline-style="none" style:font-size-asian="13pt" style:font-size-complex="13pt"/>
    </style:style>
    <style:style style:name="T6" style:family="text">
      <style:text-properties fo:font-size="15pt" style:text-underline-style="none" style:font-size-asian="15pt" style:font-size-complex="15pt" loext:padding-left="0cm" loext:padding-right="0cm" loext:padding-top="0.199cm" loext:padding-bottom="0.199cm" loext:border-left="none" loext:border-right="none" loext:border-top="0.06pt solid #000000" loext:border-bottom="0.06pt solid #000000" loext:shadow="none"/>
    </style:style>
    <style:style style:name="T7" style:family="text">
      <style:text-properties fo:color="#808080" loext:opacity="100%" style:font-name="Microsoft Sans Serif1" fo:font-size="15pt" fo:font-style="italic" fo:font-weight="normal" officeooo:rsid="001fcf2b" loext:padding-left="0cm" loext:padding-right="0cm" loext:padding-top="0.199cm" loext:padding-bottom="0.199cm" loext:border-left="none" loext:border-right="none" loext:border-top="0.74pt solid #000000" loext:border-bottom="0.74pt solid #000000" loext:shadow="none"/>
    </style:style>
    <style:style style:name="T8" style:family="text">
      <style:text-properties fo:color="#808080" loext:opacity="100%" style:font-name="Microsoft Sans Serif" fo:font-size="15pt" fo:font-style="italic" style:font-name-asian="Microsoft Sans Serif" style:font-name-complex="Microsoft Sans Serif" style:font-weight-complex="bold"/>
    </style:style>
    <style:style style:name="T9" style:family="text">
      <style:text-properties fo:color="#808080" loext:opacity="100%" style:font-name="Arial" fo:font-size="12pt" fo:font-style="normal" fo:text-shadow="none" fo:font-weight="normal" style:font-name-asian="Microsoft Sans Serif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language="es" fo:country="MX" style:font-size-asian="13pt" style:font-size-complex="13pt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cm" fo:end-indent="0cm"/>
          <style:column style:rel-width="217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7.6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Bryan Sebastian Garcia Ramirez</text:h>
      <text:p text:style-name="P1">Calle N.Bravo#1 Peña Flores</text:p>
      <text:p text:style-name="P1">Cuautla,Morelos,Mexico</text:p>
      <text:p text:style-name="P1"/>
      <text:p text:style-name="P2">+52 735 232 8096</text:p>
      <text:p text:style-name="P2">+52 953 156 04 89</text:p>
      <text:p text:style-name="P2"/>
      <text:p text:style-name="Text_20_body"><text:a xlink:type="simple" xlink:href="mailto:bryangr98@outlook.com" text:style-name="Internet_20_link" text:visited-style-name="Visited_20_Internet_20_Link"><text:span text:style-name="T5">bryangr98@outlook.com</text:span></text:a></text:p>
      <text:p text:style-name="P2"><text:tab/><text:tab/></text:p>
      <text:p text:style-name="P2"><text:span text:style-name="Emphasis"><text:span text:style-name="T6">Idiomas</text:span></text:span></text:p>
      <text:list xml:id="list370856634" text:style-name="List_20_1">
        <text:list-item>
          <text:p text:style-name="P8"><text:span text:style-name="Emphasis"><text:span text:style-name="T4">Español Nativo</text:span></text:span></text:p>
        </text:list-item>
        <text:list-item>
          <text:p text:style-name="P8"><text:span text:style-name="Emphasis"><text:span text:style-name="T4">Ingles Conversacional</text:span></text:span></text:p>
        </text:list-item>
        <text:list-item>
          <text:p text:style-name="P8"><text:span text:style-name="Emphasis"><text:span text:style-name="T4">Frances Practicante</text:span></text:span></text:p>
        </text:list-item>
      </text:list>
      <text:h text:style-name="P5" text:outline-level="3">Educa<text:span text:style-name="T4">ción</text:span></text:h>
      <text:p text:style-name="P3"><text:span text:style-name="T1">Secundaria: </text:span><text:span text:style-name="T3">Escuela Secundaria Técnica 19</text:span></text:p>
      <text:p text:style-name="P3">Prepa<text:span text:style-name="T4">ratoria</text:span> abierta: [<text:span text:style-name="T4">SEP</text:span>]</text:p>
      <text:p text:style-name="P1">Alura Next Education - cursando</text:p>
      <text:p text:style-name="P10"/>
      <text:h text:style-name="P7" text:outline-level="3">Experienc<text:span text:style-name="T4">ia</text:span></text:h>
      <text:section text:style-name="Sect1" text:name="Section1">
        <text:list xml:id="list111735887914316" text:continue-numbering="true" text:style-name="List_20_1">
          <text:list-item>
            <text:p text:style-name="P11">HTML</text:p>
          </text:list-item>
          <text:list-item>
            <text:p text:style-name="P11">CSS</text:p>
          </text:list-item>
          <text:list-item>
            <text:p text:style-name="P11">JavaScript</text:p>
          </text:list-item>
        </text:list>
        <text:p text:style-name="P12"/>
      </text:section>
      <text:h text:style-name="P6" text:outline-level="3">S<text:span text:style-name="T4">oft Skills</text:span></text:h>
      <text:section text:style-name="Sect2" text:name="Section3">
        <text:list xml:id="list111734421491579" text:continue-numbering="true" text:style-name="List_20_1">
          <text:list-header>
            <text:p text:style-name="P9"/>
          </text:list-header>
          <text:list-item>
            <text:p text:style-name="P13">Habilidad para trabajar en equipo</text:p>
          </text:list-item>
        </text:list>
        <text:list text:style-name="L1">
          <text:list-item>
            <text:p text:style-name="P14">Creativo</text:p>
          </text:list-item>
          <text:list-item>
            <text:p text:style-name="P14">Excelente capacidad de resolución de problemas</text:p>
          </text:list-item>
          <text:list-item>
            <text:p text:style-name="P14">Habilidad para comunicarse efectivamente</text:p>
          </text:list-item>
          <text:list-item>
            <text:p text:style-name="P14">Gran atención al detalle</text:p>
          </text:list-item>
          <text:list-item>
            <text:p text:style-name="P15">Conocimientos en electricidad, plomería y programación frontend</text:p>
          </text:list-item>
        </text:list>
        <text:p text:style-name="P3"><text:span text:style-name="Strong_20_Emphasis"/></text:p>
        <text:p text:style-name="P3"><text:span text:style-name="Strong_20_Emphasis"/></text:p>
        <text:p text:style-name="P3"><text:span text:style-name="Strong_20_Emphasis"/></text:p>
        <text:p text:style-name="P3"><text:span text:style-name="Strong_20_Emphasis"/></text:p>
        <text:p text:style-name="P3"><text:span text:style-name="Strong_20_Emphasis"/></text:p>
        <text:p text:style-name="P3"><text:span text:style-name="Strong_20_Emphasis"/></text:p>
        <text:p text:style-name="P3"><draw:frame text:anchor-type="paragraph" draw:z-index="0" draw:name="Marco de texto 1" draw:style-name="gr1" draw:text-style-name="P17" svg:width="11.6cm" svg:height="7.642cm" svg:x="-5.126cm" svg:y="0.781cm"><draw:text-box><text:p><text:span text:style-name="T8">Certificados</text:span></text:p><text:p><text:span text:style-name="T9"/></text:p><text:p><text:span text:style-name="T10">°</text:span><text:span text:style-name="T11">Formación</text:span><text:span text:style-name="T10"> </text:span><text:span text:style-name="T11">desarrollo</text:span><text:span text:style-name="T10"> personal- ONE</text:span></text:p><text:p><text:span text:style-name="T10">°Formación principiante en programación-ONE</text:span></text:p><text:p><text:span text:style-name="T10">°Formación HTML&amp;CSS-ONE</text:span></text:p><text:p><text:span text:style-name="T8"/></text:p><text:p><text:span text:style-name="T8"/></text:p></draw:text-box></draw:frame><text:span text:style-name="Strong_20_Emphasis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Itálica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s" fo:country="MX" style:letter-kerning="true" style:font-name-asian="Segoe UI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es" fo:country="MX" style:letter-kerning="true" style:font-name-asian="Segoe UI1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456*" fo:start-indent="0cm" fo:end-indent="0cm"/>
          <style:column style:rel-width="651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6T21:17:17.418000000</meta:creation-date>
    <meta:editing-duration>PT40M40S</meta:editing-duration>
    <meta:editing-cycles>3</meta:editing-cycles>
    <meta:generator>LibreOffice/7.5.0.3$Windows_X86_64 LibreOffice_project/c21113d003cd3efa8c53188764377a8272d9d6de</meta:generator>
    <dc:title>Resume</dc:title>
    <dc:date>2023-03-13T11:17:08.805000000</dc:date>
    <meta:document-statistic meta:table-count="0" meta:image-count="0" meta:object-count="0" meta:page-count="1" meta:paragraph-count="27" meta:word-count="86" meta:character-count="570" meta:non-whitespace-character-count="520"/>
  </office:meta>
</office:document-meta>
</file>